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2.2mm"/>
    </style:style>
    <style:style style:name="co3" style:family="table-column">
      <style:table-column-properties fo:break-before="auto" style:column-width="57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10" table:default-cell-style-name="ce4"/>
        <table:table-column table:style-name="co1" table:number-columns-repeated="2" table:default-cell-style-name="Default"/>
        <table:table-column table:style-name="co1" table:default-cell-style-name="ce5"/>
        <table:table-column table:style-name="co3" table:default-cell-style-name="ce2"/>
        <table:table-row table:style-name="ro1">
          <table:table-cell table:number-columns-repeated="3"/>
          <table:table-cell table:style-name="ce2" office:value-type="string" calcext:value-type="string">
            <text:p>Seed</text:p>
          </table:table-cell>
          <table:table-cell table:style-name="Default"/>
          <table:table-cell table:style-name="ce2" table:number-columns-repeated="11"/>
          <table:table-cell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CORE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Bugs</text:p>
          </table:table-cell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office:value-type="float" office:value="114387" calcext:value-type="float">
            <text:p>114387</text:p>
          </table:table-cell>
          <table:table-cell/>
          <table:table-cell table:style-name="Default" table:number-columns-repeated="10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2" office:value-type="float" office:value="1.01" calcext:value-type="float">
            <text:p>1.01</text:p>
          </table:table-cell>
          <table:table-cell office:value-type="float" office:value="112524" calcext:value-type="float">
            <text:p>112524</text:p>
          </table:table-cell>
          <table:table-cell/>
          <table:table-cell table:style-name="Default" table:number-columns-repeated="10"/>
          <table:table-cell table:style-name="ce2" office:value-type="string" calcext:value-type="string">
            <text:p>30 run avg</text:p>
          </table:table-cell>
          <table:table-cell table:style-name="ce2"/>
          <table:table-cell table:style-name="Default" table:number-columns-repeated="2"/>
        </table:table-row>
        <table:table-row table:style-name="ro1">
          <table:table-cell table:style-name="ce2" office:value-type="float" office:value="1.02" calcext:value-type="float">
            <text:p>1.02</text:p>
          </table:table-cell>
          <table:table-cell office:value-type="string" calcext:value-type="string">
            <text:p>Better Exporation</text:p>
          </table:table-cell>
          <table:table-cell table:number-columns-repeated="2"/>
          <table:table-cell office:value-type="float" office:value="111960" calcext:value-type="float">
            <text:p>111960</text:p>
          </table:table-cell>
          <table:table-cell office:value-type="float" office:value="124550" calcext:value-type="float">
            <text:p>124550</text:p>
          </table:table-cell>
          <table:table-cell office:value-type="float" office:value="104283" calcext:value-type="float">
            <text:p>104283</text:p>
          </table:table-cell>
          <table:table-cell office:value-type="float" office:value="126446" calcext:value-type="float">
            <text:p>126446</text:p>
          </table:table-cell>
          <table:table-cell office:value-type="float" office:value="101967" calcext:value-type="float">
            <text:p>101967</text:p>
          </table:table-cell>
          <table:table-cell table:number-columns-repeated="6"/>
          <table:table-cell table:formula="of:=SUM([.D5:.M5])/5" office:value-type="float" office:value="113841.2" calcext:value-type="float">
            <text:p>113841</text:p>
          </table:table-cell>
          <table:table-cell office:value-type="string" calcext:value-type="string">
            <text:p>LoadWaste OverAttempted</text:p>
          </table:table-cell>
        </table:table-row>
        <table:table-row table:style-name="ro1">
          <table:table-cell table:style-name="ce2" office:value-type="float" office:value="1.03" calcext:value-type="float">
            <text:p>1.03</text:p>
          </table:table-cell>
          <table:table-cell office:value-type="string" calcext:value-type="string">
            <text:p>Better Waste Pickup</text:p>
          </table:table-cell>
          <table:table-cell table:number-columns-repeated="2"/>
          <table:table-cell office:value-type="float" office:value="112493" calcext:value-type="float">
            <text:p>112493</text:p>
          </table:table-cell>
          <table:table-cell office:value-type="float" office:value="121578" calcext:value-type="float">
            <text:p>121578</text:p>
          </table:table-cell>
          <table:table-cell office:value-type="float" office:value="109695" calcext:value-type="float">
            <text:p>109695</text:p>
          </table:table-cell>
          <table:table-cell office:value-type="float" office:value="124770" calcext:value-type="float">
            <text:p>124770</text:p>
          </table:table-cell>
          <table:table-cell office:value-type="float" office:value="128519" calcext:value-type="float">
            <text:p>128519</text:p>
          </table:table-cell>
          <table:table-cell table:number-columns-repeated="6"/>
          <table:table-cell table:formula="of:=SUM([.D6:.M6])/5" office:value-type="float" office:value="119411" calcext:value-type="float">
            <text:p>119411</text:p>
          </table:table-cell>
          <table:table-cell/>
        </table:table-row>
        <table:table-row table:style-name="ro1">
          <table:table-cell table:style-name="ce2" office:value-type="float" office:value="1.04" calcext:value-type="float">
            <text:p>1.04</text:p>
          </table:table-cell>
          <table:table-cell office:value-type="string" calcext:value-type="string">
            <text:p>Raised min waste to 200 from 100</text:p>
          </table:table-cell>
          <table:table-cell/>
          <table:table-cell office:value-type="float" office:value="133369" calcext:value-type="float">
            <text:p>133369</text:p>
          </table:table-cell>
          <table:table-cell office:value-type="float" office:value="120219" calcext:value-type="float">
            <text:p>120219</text:p>
          </table:table-cell>
          <table:table-cell office:value-type="float" office:value="130080" calcext:value-type="float">
            <text:p>130080</text:p>
          </table:table-cell>
          <table:table-cell office:value-type="float" office:value="124095" calcext:value-type="float">
            <text:p>124095</text:p>
          </table:table-cell>
          <table:table-cell office:value-type="float" office:value="126872" calcext:value-type="float">
            <text:p>126872</text:p>
          </table:table-cell>
          <table:table-cell office:value-type="float" office:value="111985" calcext:value-type="float">
            <text:p>111985</text:p>
          </table:table-cell>
          <table:table-cell office:value-type="float" office:value="142141" calcext:value-type="float">
            <text:p>142141</text:p>
          </table:table-cell>
          <table:table-cell office:value-type="float" office:value="105667" calcext:value-type="float">
            <text:p>105667</text:p>
          </table:table-cell>
          <table:table-cell office:value-type="float" office:value="120964" calcext:value-type="float">
            <text:p>120964</text:p>
          </table:table-cell>
          <table:table-cell office:value-type="float" office:value="100399" calcext:value-type="float">
            <text:p>100399</text:p>
          </table:table-cell>
          <table:table-cell office:value-type="float" office:value="113845" calcext:value-type="float">
            <text:p>113845</text:p>
          </table:table-cell>
          <table:table-cell/>
          <table:table-cell table:formula="of:=SUM([.D7:.M7])/10" office:value-type="float" office:value="121579.1" calcext:value-type="float">
            <text:p>121579</text:p>
          </table:table-cell>
          <table:table-cell/>
        </table:table-row>
        <table:table-row table:style-name="ro1">
          <table:table-cell table:style-name="ce2" office:value-type="string" calcext:value-type="string">
            <text:p>1.04b</text:p>
          </table:table-cell>
          <table:table-cell office:value-type="string" calcext:value-type="string">
            <text:p>Tests if well is in fuel range</text:p>
          </table:table-cell>
          <table:table-cell table:number-columns-repeated="2"/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table:number-columns-repeated="6"/>
          <table:table-cell table:formula="of:=SUM([.D8:.M8])/5" office:value-type="float" office:value="120115.8" calcext:value-type="float">
            <text:p>120116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table:style-name="ce2" office:value-type="string" calcext:value-type="string">
            <text:p>1.04c</text:p>
          </table:table-cell>
          <table:table-cell office:value-type="string" calcext:value-type="string">
            <text:p>Lowered min waste to 150 from 200</text:p>
          </table:table-cell>
          <table:table-cell table:number-columns-repeated="2"/>
          <table:table-cell office:value-type="float" office:value="110311" calcext:value-type="float">
            <text:p>110311</text:p>
          </table:table-cell>
          <table:table-cell office:value-type="float" office:value="130328" calcext:value-type="float">
            <text:p>130328</text:p>
          </table:table-cell>
          <table:table-cell office:value-type="float" office:value="124153" calcext:value-type="float">
            <text:p>124153</text:p>
          </table:table-cell>
          <table:table-cell office:value-type="float" office:value="116143" calcext:value-type="float">
            <text:p>116143</text:p>
          </table:table-cell>
          <table:table-cell office:value-type="float" office:value="119853" calcext:value-type="float">
            <text:p>119853</text:p>
          </table:table-cell>
          <table:table-cell table:number-columns-repeated="6"/>
          <table:table-cell table:formula="of:=SUM([.D9:.M9])/5" office:value-type="float" office:value="120157.6" calcext:value-type="float">
            <text:p>120158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table:style-name="ce2" office:value-type="string" calcext:value-type="string">
            <text:p>1.05a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25254" calcext:value-type="float">
            <text:p>125254</text:p>
          </table:table-cell>
          <table:table-cell office:value-type="float" office:value="44151" calcext:value-type="float">
            <text:p>44151</text:p>
          </table:table-cell>
          <table:table-cell office:value-type="float" office:value="89059" calcext:value-type="float">
            <text:p>89059</text:p>
          </table:table-cell>
          <table:table-cell office:value-type="float" office:value="97242" calcext:value-type="float">
            <text:p>97242</text:p>
          </table:table-cell>
          <table:table-cell office:value-type="float" office:value="117934" calcext:value-type="float">
            <text:p>117934</text:p>
          </table:table-cell>
          <table:table-cell office:value-type="float" office:value="124418" calcext:value-type="float">
            <text:p>124418</text:p>
          </table:table-cell>
          <table:table-cell office:value-type="float" office:value="132193" calcext:value-type="float">
            <text:p>132193</text:p>
          </table:table-cell>
          <table:table-cell office:value-type="float" office:value="110232" calcext:value-type="float">
            <text:p>110232</text:p>
          </table:table-cell>
          <table:table-cell office:value-type="float" office:value="117551" calcext:value-type="float">
            <text:p>117551</text:p>
          </table:table-cell>
          <table:table-cell office:value-type="float" office:value="126836" calcext:value-type="float">
            <text:p>126836</text:p>
          </table:table-cell>
          <table:table-cell table:number-columns-repeated="2"/>
          <table:table-cell table:formula="of:=SUM([.D10:.M10])/10" office:value-type="float" office:value="108487" calcext:value-type="float">
            <text:p>108487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1.05b</text:p>
          </table:table-cell>
          <table:table-cell office:value-type="string" calcext:value-type="string">
            <text:p>0.2 weight</text:p>
          </table:table-cell>
          <table:table-cell/>
          <table:table-cell office:value-type="float" office:value="132572" calcext:value-type="float">
            <text:p>132572</text:p>
          </table:table-cell>
          <table:table-cell office:value-type="float" office:value="87572" calcext:value-type="float">
            <text:p>87572</text:p>
          </table:table-cell>
          <table:table-cell office:value-type="float" office:value="123625" calcext:value-type="float">
            <text:p>123625</text:p>
          </table:table-cell>
          <table:table-cell office:value-type="float" office:value="103019" calcext:value-type="float">
            <text:p>103019</text:p>
          </table:table-cell>
          <table:table-cell office:value-type="float" office:value="120784" calcext:value-type="float">
            <text:p>120784</text:p>
          </table:table-cell>
          <table:table-cell office:value-type="float" office:value="127638" calcext:value-type="float">
            <text:p>127638</text:p>
          </table:table-cell>
          <table:table-cell office:value-type="float" office:value="133348" calcext:value-type="float">
            <text:p>133348</text:p>
          </table:table-cell>
          <table:table-cell office:value-type="float" office:value="111248" calcext:value-type="float">
            <text:p>111248</text:p>
          </table:table-cell>
          <table:table-cell office:value-type="float" office:value="124613" calcext:value-type="float">
            <text:p>124613</text:p>
          </table:table-cell>
          <table:table-cell office:value-type="float" office:value="114700" calcext:value-type="float">
            <text:p>114700</text:p>
          </table:table-cell>
          <table:table-cell table:number-columns-repeated="2"/>
          <table:table-cell table:formula="of:=SUM([.D11:.M11])/10" office:value-type="float" office:value="117911.9" calcext:value-type="float">
            <text:p>117912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1.05c</text:p>
          </table:table-cell>
          <table:table-cell office:value-type="string" calcext:value-type="string">
            <text:p>0.1 weight</text:p>
          </table:table-cell>
          <table:table-cell/>
          <table:table-cell office:value-type="float" office:value="135010" calcext:value-type="float">
            <text:p>135010</text:p>
          </table:table-cell>
          <table:table-cell office:value-type="float" office:value="87572" calcext:value-type="float">
            <text:p>87572</text:p>
          </table:table-cell>
          <table:table-cell office:value-type="float" office:value="117684" calcext:value-type="float">
            <text:p>117684</text:p>
          </table:table-cell>
          <table:table-cell office:value-type="float" office:value="92017" calcext:value-type="float">
            <text:p>92017</text:p>
          </table:table-cell>
          <table:table-cell office:value-type="float" office:value="111449" calcext:value-type="float">
            <text:p>111449</text:p>
          </table:table-cell>
          <table:table-cell office:value-type="float" office:value="129498" calcext:value-type="float">
            <text:p>129498</text:p>
          </table:table-cell>
          <table:table-cell office:value-type="float" office:value="142880" calcext:value-type="float">
            <text:p>142880</text:p>
          </table:table-cell>
          <table:table-cell office:value-type="float" office:value="118290" calcext:value-type="float">
            <text:p>118290</text:p>
          </table:table-cell>
          <table:table-cell office:value-type="float" office:value="123259" calcext:value-type="float">
            <text:p>123259</text:p>
          </table:table-cell>
          <table:table-cell office:value-type="float" office:value="132615" calcext:value-type="float">
            <text:p>132615</text:p>
          </table:table-cell>
          <table:table-cell table:number-columns-repeated="2"/>
          <table:table-cell table:formula="of:=SUM([.D12:.M12])/10" office:value-type="float" office:value="119027.4" calcext:value-type="float">
            <text:p>119027</text:p>
          </table:table-cell>
          <table:table-cell office:value-type="string" calcext:value-type="string">
            <text:p>Tends toward weight = 0 is best</text:p>
          </table:table-cell>
        </table:table-row>
        <table:table-row table:style-name="ro1">
          <table:table-cell table:style-name="ce2" office:value-type="float" office:value="1.06" calcext:value-type="float">
            <text:p>1.06</text:p>
          </table:table-cell>
          <table:table-cell office:value-type="string" calcext:value-type="string">
            <text:p>MoveAction attempts the half roll once</text:p>
          </table:table-cell>
          <table:table-cell table:number-columns-repeated="13"/>
          <table:table-cell table:formula="of:=SUM([.D13:.M13])/10" office:value-type="float" office:value="0" calcext:value-type="float">
            <text:p>0</text:p>
          </table:table-cell>
          <table:table-cell office:value-type="string" calcext:value-type="string">
            <text:p>way worse, 70k ish</text:p>
          </table:table-cell>
        </table:table-row>
        <table:table-row table:style-name="ro1">
          <table:table-cell table:style-name="ce2" office:value-type="float" office:value="1.07" calcext:value-type="float">
            <text:p>1.07</text:p>
          </table:table-cell>
          <table:table-cell office:value-type="string" calcext:value-type="string">
            <text:p>Check if in range for well</text:p>
          </table:table-cell>
          <table:table-cell/>
          <table:table-cell office:value-type="float" office:value="136997" calcext:value-type="float">
            <text:p>136997</text:p>
          </table:table-cell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office:value-type="float" office:value="151238" calcext:value-type="float">
            <text:p>151238</text:p>
          </table:table-cell>
          <table:table-cell office:value-type="float" office:value="89018" calcext:value-type="float">
            <text:p>89018</text:p>
          </table:table-cell>
          <table:table-cell office:value-type="float" office:value="98404" calcext:value-type="float">
            <text:p>98404</text:p>
          </table:table-cell>
          <table:table-cell office:value-type="float" office:value="102657" calcext:value-type="float">
            <text:p>102657</text:p>
          </table:table-cell>
          <table:table-cell table:number-columns-repeated="2"/>
          <table:table-cell table:formula="of:=SUM([.D14:.M14])/10" office:value-type="float" office:value="117889.3" calcext:value-type="float">
            <text:p>117889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table:style-name="ce2" office:value-type="float" office:value="1.08" calcext:value-type="float">
            <text:p>1.08</text:p>
          </table:table-cell>
          <table:table-cell office:value-type="string" calcext:value-type="string">
            <text:p>BestTask finds &lt;= instead of strict &lt;</text:p>
          </table:table-cell>
          <table:table-cell/>
          <table:table-cell office:value-type="float" office:value="127639" calcext:value-type="float">
            <text:p>127639</text:p>
          </table:table-cell>
          <table:table-cell office:value-type="float" office:value="131806" calcext:value-type="float">
            <text:p>131806</text:p>
          </table:table-cell>
          <table:table-cell office:value-type="float" office:value="129546" calcext:value-type="float">
            <text:p>129546</text:p>
          </table:table-cell>
          <table:table-cell office:value-type="float" office:value="95573" calcext:value-type="float">
            <text:p>95573</text:p>
          </table:table-cell>
          <table:table-cell office:value-type="float" office:value="151923" calcext:value-type="float">
            <text:p>151923</text:p>
          </table:table-cell>
          <table:table-cell office:value-type="float" office:value="117029" calcext:value-type="float">
            <text:p>117029</text:p>
          </table:table-cell>
          <table:table-cell office:value-type="float" office:value="129202" calcext:value-type="float">
            <text:p>129202</text:p>
          </table:table-cell>
          <table:table-cell office:value-type="float" office:value="105437" calcext:value-type="float">
            <text:p>105437</text:p>
          </table:table-cell>
          <table:table-cell office:value-type="float" office:value="139272" calcext:value-type="float">
            <text:p>139272</text:p>
          </table:table-cell>
          <table:table-cell office:value-type="float" office:value="84106" calcext:value-type="float">
            <text:p>84106</text:p>
          </table:table-cell>
          <table:table-cell office:value-type="float" office:value="111775" calcext:value-type="float">
            <text:p>111775</text:p>
          </table:table-cell>
          <table:table-cell/>
          <table:table-cell table:formula="of:=SUM([.D15:.M15])/10" office:value-type="float" office:value="121153.3" calcext:value-type="float">
            <text:p>121153</text:p>
          </table:table-cell>
          <table:table-cell office:value-type="string" calcext:value-type="string">
            <text:p>Very Close to Best/reverted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string" calcext:value-type="string">
            <text:p>Added Check for disposal time to avoid corner case of looping.</text:p>
          </table:table-cell>
          <table:table-cell/>
          <table:table-cell office:value-type="float" office:value="143024" calcext:value-type="float">
            <text:p>143024</text:p>
          </table:table-cell>
          <table:table-cell office:value-type="float" office:value="100960" calcext:value-type="float">
            <text:p>100960</text:p>
          </table:table-cell>
          <table:table-cell office:value-type="float" office:value="130907" calcext:value-type="float">
            <text:p>130907</text:p>
          </table:table-cell>
          <table:table-cell office:value-type="float" office:value="129493" calcext:value-type="float">
            <text:p>129493</text:p>
          </table:table-cell>
          <table:table-cell office:value-type="float" office:value="140468" calcext:value-type="float">
            <text:p>140468</text:p>
          </table:table-cell>
          <table:table-cell office:value-type="float" office:value="139407" calcext:value-type="float">
            <text:p>139407</text:p>
          </table:table-cell>
          <table:table-cell office:value-type="float" office:value="124568" calcext:value-type="float">
            <text:p>124568</text:p>
          </table:table-cell>
          <table:table-cell office:value-type="float" office:value="127244" calcext:value-type="float">
            <text:p>127244</text:p>
          </table:table-cell>
          <table:table-cell office:value-type="float" office:value="112800" calcext:value-type="float">
            <text:p>112800</text:p>
          </table:table-cell>
          <table:table-cell office:value-type="float" office:value="107753" calcext:value-type="float">
            <text:p>107753</text:p>
          </table:table-cell>
          <table:table-cell office:value-type="float" office:value="125030" calcext:value-type="float">
            <text:p>125030</text:p>
          </table:table-cell>
          <table:table-cell/>
          <table:table-cell table:formula="of:=SUM([.D16:.M16])/10" office:value-type="float" office:value="125662.4" calcext:value-type="float">
            <text:p>125662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With &lt;= instead of &lt; for BestTask</text:p>
          </table:table-cell>
          <table:table-cell/>
          <table:table-cell office:value-type="float" office:value="135470" calcext:value-type="float">
            <text:p>135470</text:p>
          </table:table-cell>
          <table:table-cell office:value-type="float" office:value="102885" calcext:value-type="float">
            <text:p>102885</text:p>
          </table:table-cell>
          <table:table-cell office:value-type="float" office:value="143582" calcext:value-type="float">
            <text:p>143582</text:p>
          </table:table-cell>
          <table:table-cell office:value-type="float" office:value="96084" calcext:value-type="float">
            <text:p>96084</text:p>
          </table:table-cell>
          <table:table-cell office:value-type="float" office:value="120302" calcext:value-type="float">
            <text:p>120302</text:p>
          </table:table-cell>
          <table:table-cell office:value-type="float" office:value="127971" calcext:value-type="float">
            <text:p>127971</text:p>
          </table:table-cell>
          <table:table-cell office:value-type="float" office:value="144159" calcext:value-type="float">
            <text:p>144159</text:p>
          </table:table-cell>
          <table:table-cell office:value-type="float" office:value="136077" calcext:value-type="float">
            <text:p>136077</text:p>
          </table:table-cell>
          <table:table-cell office:value-type="float" office:value="141313" calcext:value-type="float">
            <text:p>141313</text:p>
          </table:table-cell>
          <table:table-cell office:value-type="float" office:value="110577" calcext:value-type="float">
            <text:p>110577</text:p>
          </table:table-cell>
          <table:table-cell office:value-type="float" office:value="124816" calcext:value-type="float">
            <text:p>124816</text:p>
          </table:table-cell>
          <table:table-cell/>
          <table:table-cell table:formula="of:=SUM([.D17:.M17])/10" office:value-type="float" office:value="125842" calcext:value-type="float">
            <text:p>125842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09c</text:p>
          </table:table-cell>
          <table:table-cell office:value-type="string" calcext:value-type="string">
            <text:p>As 1.09b but with &lt;= for well location</text:p>
          </table:table-cell>
          <table:table-cell/>
          <table:table-cell office:value-type="float" office:value="143657" calcext:value-type="float">
            <text:p>143657</text:p>
          </table:table-cell>
          <table:table-cell office:value-type="float" office:value="121426" calcext:value-type="float">
            <text:p>121426</text:p>
          </table:table-cell>
          <table:table-cell office:value-type="float" office:value="130724" calcext:value-type="float">
            <text:p>130724</text:p>
          </table:table-cell>
          <table:table-cell office:value-type="float" office:value="99194" calcext:value-type="float">
            <text:p>99194</text:p>
          </table:table-cell>
          <table:table-cell office:value-type="float" office:value="129441" calcext:value-type="float">
            <text:p>129441</text:p>
          </table:table-cell>
          <table:table-cell office:value-type="float" office:value="115959" calcext:value-type="float">
            <text:p>115959</text:p>
          </table:table-cell>
          <table:table-cell office:value-type="float" office:value="139259" calcext:value-type="float">
            <text:p>139259</text:p>
          </table:table-cell>
          <table:table-cell office:value-type="float" office:value="136239" calcext:value-type="float">
            <text:p>136239</text:p>
          </table:table-cell>
          <table:table-cell office:value-type="float" office:value="155182" calcext:value-type="float">
            <text:p>155182</text:p>
          </table:table-cell>
          <table:table-cell office:value-type="float" office:value="107191" calcext:value-type="float">
            <text:p>107191</text:p>
          </table:table-cell>
          <table:table-cell office:value-type="float" office:value="127026" calcext:value-type="float">
            <text:p>127026</text:p>
          </table:table-cell>
          <table:table-cell/>
          <table:table-cell table:formula="of:=SUM([.D18:.M18])/10" office:value-type="float" office:value="127827.2" calcext:value-type="float">
            <text:p>127827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0a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45430" calcext:value-type="float">
            <text:p>145430</text:p>
          </table:table-cell>
          <table:table-cell office:value-type="float" office:value="116379" calcext:value-type="float">
            <text:p>116379</text:p>
          </table:table-cell>
          <table:table-cell office:value-type="float" office:value="129179" calcext:value-type="float">
            <text:p>129179</text:p>
          </table:table-cell>
          <table:table-cell office:value-type="float" office:value="122867" calcext:value-type="float">
            <text:p>122867</text:p>
          </table:table-cell>
          <table:table-cell office:value-type="float" office:value="134660" calcext:value-type="float">
            <text:p>134660</text:p>
          </table:table-cell>
          <table:table-cell office:value-type="float" office:value="127518" calcext:value-type="float">
            <text:p>127518</text:p>
          </table:table-cell>
          <table:table-cell office:value-type="float" office:value="135062" calcext:value-type="float">
            <text:p>135062</text:p>
          </table:table-cell>
          <table:table-cell office:value-type="float" office:value="121992" calcext:value-type="float">
            <text:p>121992</text:p>
          </table:table-cell>
          <table:table-cell office:value-type="float" office:value="161314" calcext:value-type="float">
            <text:p>161314</text:p>
          </table:table-cell>
          <table:table-cell office:value-type="float" office:value="103532" calcext:value-type="float">
            <text:p>103532</text:p>
          </table:table-cell>
          <table:table-cell office:value-type="float" office:value="126565" calcext:value-type="float">
            <text:p>126565</text:p>
          </table:table-cell>
          <table:table-cell/>
          <table:table-cell table:formula="of:=SUM([.D19:.M19])/10" office:value-type="float" office:value="129793.3" calcext:value-type="float">
            <text:p>129793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b</text:p>
          </table:table-cell>
          <table:table-cell office:value-type="string" calcext:value-type="string">
            <text:p>0.2 weight on next station</text:p>
          </table:table-cell>
          <table:table-cell/>
          <table:table-cell office:value-type="float" office:value="126640" calcext:value-type="float">
            <text:p>126640</text:p>
          </table:table-cell>
          <table:table-cell office:value-type="float" office:value="122425" calcext:value-type="float">
            <text:p>122425</text:p>
          </table:table-cell>
          <table:table-cell office:value-type="float" office:value="117217" calcext:value-type="float">
            <text:p>117217</text:p>
          </table:table-cell>
          <table:table-cell office:value-type="float" office:value="121704" calcext:value-type="float">
            <text:p>121704</text:p>
          </table:table-cell>
          <table:table-cell office:value-type="float" office:value="128156" calcext:value-type="float">
            <text:p>128156</text:p>
          </table:table-cell>
          <table:table-cell office:value-type="float" office:value="105219" calcext:value-type="float">
            <text:p>105219</text:p>
          </table:table-cell>
          <table:table-cell office:value-type="float" office:value="144712" calcext:value-type="float">
            <text:p>144712</text:p>
          </table:table-cell>
          <table:table-cell office:value-type="float" office:value="126128" calcext:value-type="float">
            <text:p>126128</text:p>
          </table:table-cell>
          <table:table-cell office:value-type="float" office:value="141420" calcext:value-type="float">
            <text:p>141420</text:p>
          </table:table-cell>
          <table:table-cell office:value-type="float" office:value="111485" calcext:value-type="float">
            <text:p>111485</text:p>
          </table:table-cell>
          <table:table-cell office:value-type="float" office:value="126204" calcext:value-type="float">
            <text:p>126204</text:p>
          </table:table-cell>
          <table:table-cell/>
          <table:table-cell table:formula="of:=SUM([.D20:.M20])/10" office:value-type="float" office:value="124510.6" calcext:value-type="float">
            <text:p>124511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c</text:p>
          </table:table-cell>
          <table:table-cell office:value-type="string" calcext:value-type="string">
            <text:p>0.1 weight on next station</text:p>
          </table:table-cell>
          <table:table-cell/>
          <table:table-cell office:value-type="float" office:value="135985" calcext:value-type="float">
            <text:p>135985</text:p>
          </table:table-cell>
          <table:table-cell office:value-type="float" office:value="110295" calcext:value-type="float">
            <text:p>110295</text:p>
          </table:table-cell>
          <table:table-cell office:value-type="float" office:value="117260" calcext:value-type="float">
            <text:p>117260</text:p>
          </table:table-cell>
          <table:table-cell office:value-type="float" office:value="126055" calcext:value-type="float">
            <text:p>126055</text:p>
          </table:table-cell>
          <table:table-cell office:value-type="float" office:value="123526" calcext:value-type="float">
            <text:p>123526</text:p>
          </table:table-cell>
          <table:table-cell office:value-type="float" office:value="106642" calcext:value-type="float">
            <text:p>106642</text:p>
          </table:table-cell>
          <table:table-cell office:value-type="float" office:value="140757" calcext:value-type="float">
            <text:p>140757</text:p>
          </table:table-cell>
          <table:table-cell office:value-type="float" office:value="135045" calcext:value-type="float">
            <text:p>135045</text:p>
          </table:table-cell>
          <table:table-cell office:value-type="float" office:value="138860" calcext:value-type="float">
            <text:p>138860</text:p>
          </table:table-cell>
          <table:table-cell office:value-type="float" office:value="115749" calcext:value-type="float">
            <text:p>115749</text:p>
          </table:table-cell>
          <table:table-cell office:value-type="float" office:value="127478" calcext:value-type="float">
            <text:p>127478</text:p>
          </table:table-cell>
          <table:table-cell/>
          <table:table-cell table:formula="of:=SUM([.D21:.M21])/10" office:value-type="float" office:value="125017.4" calcext:value-type="float">
            <text:p>125017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d</text:p>
          </table:table-cell>
          <table:table-cell office:value-type="string" calcext:value-type="string">
            <text:p>0.8 weight on next station</text:p>
          </table:table-cell>
          <table:table-cell/>
          <table:table-cell office:value-type="float" office:value="141476" calcext:value-type="float">
            <text:p>141476</text:p>
          </table:table-cell>
          <table:table-cell office:value-type="float" office:value="110718" calcext:value-type="float">
            <text:p>110718</text:p>
          </table:table-cell>
          <table:table-cell office:value-type="float" office:value="131064" calcext:value-type="float">
            <text:p>131064</text:p>
          </table:table-cell>
          <table:table-cell office:value-type="float" office:value="108559" calcext:value-type="float">
            <text:p>108559</text:p>
          </table:table-cell>
          <table:table-cell office:value-type="float" office:value="135325" calcext:value-type="float">
            <text:p>135325</text:p>
          </table:table-cell>
          <table:table-cell office:value-type="float" office:value="119307" calcext:value-type="float">
            <text:p>119307</text:p>
          </table:table-cell>
          <table:table-cell office:value-type="float" office:value="154549" calcext:value-type="float">
            <text:p>154549</text:p>
          </table:table-cell>
          <table:table-cell office:value-type="float" office:value="104832" calcext:value-type="float">
            <text:p>104832</text:p>
          </table:table-cell>
          <table:table-cell office:value-type="float" office:value="139782" calcext:value-type="float">
            <text:p>139782</text:p>
          </table:table-cell>
          <table:table-cell office:value-type="float" office:value="111400" calcext:value-type="float">
            <text:p>111400</text:p>
          </table:table-cell>
          <table:table-cell office:value-type="float" office:value="125718" calcext:value-type="float">
            <text:p>125718</text:p>
          </table:table-cell>
          <table:table-cell/>
          <table:table-cell table:formula="of:=SUM([.D22:.M22])/10" office:value-type="float" office:value="125701.2" calcext:value-type="float">
            <text:p>125701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e</text:p>
          </table:table-cell>
          <table:table-cell office:value-type="string" calcext:value-type="string">
            <text:p>1 weight on next station</text:p>
          </table:table-cell>
          <table:table-cell/>
          <table:table-cell office:value-type="float" office:value="127272" calcext:value-type="float">
            <text:p>127272</text:p>
          </table:table-cell>
          <table:table-cell office:value-type="float" office:value="114177" calcext:value-type="float">
            <text:p>114177</text:p>
          </table:table-cell>
          <table:table-cell office:value-type="float" office:value="124840" calcext:value-type="float">
            <text:p>124840</text:p>
          </table:table-cell>
          <table:table-cell office:value-type="float" office:value="105111" calcext:value-type="float">
            <text:p>105111</text:p>
          </table:table-cell>
          <table:table-cell office:value-type="float" office:value="116194" calcext:value-type="float">
            <text:p>116194</text:p>
          </table:table-cell>
          <table:table-cell office:value-type="float" office:value="122644" calcext:value-type="float">
            <text:p>122644</text:p>
          </table:table-cell>
          <table:table-cell office:value-type="float" office:value="146411" calcext:value-type="float">
            <text:p>146411</text:p>
          </table:table-cell>
          <table:table-cell office:value-type="float" office:value="133574" calcext:value-type="float">
            <text:p>133574</text:p>
          </table:table-cell>
          <table:table-cell office:value-type="float" office:value="153494" calcext:value-type="float">
            <text:p>153494</text:p>
          </table:table-cell>
          <table:table-cell office:value-type="float" office:value="110784" calcext:value-type="float">
            <text:p>110784</text:p>
          </table:table-cell>
          <table:table-cell office:value-type="float" office:value="123329" calcext:value-type="float">
            <text:p>123329</text:p>
          </table:table-cell>
          <table:table-cell/>
          <table:table-cell table:formula="of:=SUM([.D23:.M23])/10" office:value-type="float" office:value="125450.1" calcext:value-type="float">
            <text:p>125450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/>
          <table:table-cell office:value-type="string" calcext:value-type="string">
            <text:p>2 weight <text:s/>on next station</text:p>
          </table:table-cell>
          <table:table-cell/>
          <table:table-cell office:value-type="float" office:value="111656" calcext:value-type="float">
            <text:p>111656</text:p>
          </table:table-cell>
          <table:table-cell office:value-type="float" office:value="102868" calcext:value-type="float">
            <text:p>102868</text:p>
          </table:table-cell>
          <table:table-cell office:value-type="float" office:value="126630" calcext:value-type="float">
            <text:p>126630</text:p>
          </table:table-cell>
          <table:table-cell office:value-type="float" office:value="119817" calcext:value-type="float">
            <text:p>119817</text:p>
          </table:table-cell>
          <table:table-cell office:value-type="float" office:value="107604" calcext:value-type="float">
            <text:p>107604</text:p>
          </table:table-cell>
          <table:table-cell office:value-type="float" office:value="120629" calcext:value-type="float">
            <text:p>120629</text:p>
          </table:table-cell>
          <table:table-cell office:value-type="float" office:value="142802" calcext:value-type="float">
            <text:p>142802</text:p>
          </table:table-cell>
          <table:table-cell office:value-type="float" office:value="117038" calcext:value-type="float">
            <text:p>117038</text:p>
          </table:table-cell>
          <table:table-cell office:value-type="float" office:value="143688" calcext:value-type="float">
            <text:p>143688</text:p>
          </table:table-cell>
          <table:table-cell office:value-type="float" office:value="85592" calcext:value-type="float">
            <text:p>85592</text:p>
          </table:table-cell>
          <table:table-cell office:value-type="float" office:value="118010" calcext:value-type="float">
            <text:p>118010</text:p>
          </table:table-cell>
          <table:table-cell/>
          <table:table-cell table:formula="of:=SUM([.D24:.M24])/10" office:value-type="float" office:value="117832.4" calcext:value-type="float">
            <text:p>117832</text:p>
          </table:table-cell>
          <table:table-cell office:value-type="string" calcext:value-type="string">
            <text:p>Worse</text:p>
          </table:table-cell>
        </table:table-row>
        <table:table-row table:style-name="ro1">
          <table:table-cell table:number-columns-repeated="15"/>
          <table:table-cell table:formula="of:=SUM([.D25:.M25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15"/>
          <table:table-cell table:formula="of:=SUM([.D26:.M26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15"/>
          <table:table-cell table:formula="of:=SUM([.D27:.M27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15"/>
          <table:table-cell table:formula="of:=SUM([.D28:.M28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2"/>
          <table:table-cell table:formula="of:=SUM([.D29:.M29])/10" office:value-type="float" office:value="0" calcext:value-type="float">
            <text:p>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12:55:47.8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2:10:39.186000000</meta:creation-date>
    <dc:date>2019-03-01T14:11:22.459000000</dc:date>
    <meta:editing-duration>PT2H55M27S</meta:editing-duration>
    <meta:editing-cycles>45</meta:editing-cycles>
    <meta:generator>LibreOffice/6.1.2.1$Windows_X86_64 LibreOffice_project/65905a128db06ba48db947242809d14d3f9a93fe</meta:generator>
    <meta:document-statistic meta:table-count="1" meta:cell-count="281" meta:object-count="0"/>
  </office:meta>
</office:document-meta>
</file>